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e89" officeooo:paragraph-rsid="00189e89"/>
    </style:style>
    <style:style style:name="P2" style:family="paragraph" style:parent-style-name="Standard">
      <style:text-properties officeooo:rsid="00189e89" officeooo:paragraph-rsid="001b4a2a"/>
    </style:style>
    <style:style style:name="P3" style:family="paragraph" style:parent-style-name="Standard">
      <style:text-properties officeooo:rsid="001b4a2a" officeooo:paragraph-rsid="001b4a2a"/>
    </style:style>
    <style:style style:name="P4" style:family="paragraph" style:parent-style-name="Standard">
      <style:text-properties officeooo:rsid="00181534" officeooo:paragraph-rsid="00181534"/>
    </style:style>
    <style:style style:name="P5" style:family="paragraph" style:parent-style-name="Standard">
      <style:text-properties officeooo:rsid="00181534" officeooo:paragraph-rsid="001b4a2a"/>
    </style:style>
    <style:style style:name="P6" style:family="paragraph" style:parent-style-name="Standard">
      <style:text-properties officeooo:rsid="001c72bd" officeooo:paragraph-rsid="001c72bd"/>
    </style:style>
    <style:style style:name="P7" style:family="paragraph" style:parent-style-name="Standard">
      <style:text-properties officeooo:rsid="001e108c" officeooo:paragraph-rsid="001e108c"/>
    </style:style>
    <style:style style:name="P8" style:family="paragraph" style:parent-style-name="Standard">
      <style:text-properties officeooo:rsid="001f117c" officeooo:paragraph-rsid="001f117c"/>
    </style:style>
    <style:style style:name="P9" style:family="paragraph" style:parent-style-name="Standard">
      <style:text-properties officeooo:rsid="002244d4" officeooo:paragraph-rsid="002244d4"/>
    </style:style>
    <style:style style:name="P10" style:family="paragraph" style:parent-style-name="Standard">
      <style:text-properties officeooo:rsid="0023e7f1" officeooo:paragraph-rsid="0023e7f1"/>
    </style:style>
    <style:style style:name="P11" style:family="paragraph" style:parent-style-name="Standard">
      <style:text-properties officeooo:rsid="0024d0ae" officeooo:paragraph-rsid="0024d0ae"/>
    </style:style>
    <style:style style:name="P12" style:family="paragraph" style:parent-style-name="Standard">
      <style:text-properties officeooo:rsid="002527f4" officeooo:paragraph-rsid="002527f4"/>
    </style:style>
    <style:style style:name="P13" style:family="paragraph" style:parent-style-name="Standard">
      <style:text-properties officeooo:rsid="002bda0a" officeooo:paragraph-rsid="002bda0a"/>
    </style:style>
    <style:style style:name="P14" style:family="paragraph" style:parent-style-name="Standard">
      <style:text-properties officeooo:rsid="002d889a" officeooo:paragraph-rsid="002d889a"/>
    </style:style>
    <style:style style:name="P15" style:family="paragraph" style:parent-style-name="Standard">
      <style:text-properties officeooo:rsid="002f209a" officeooo:paragraph-rsid="002f209a"/>
    </style:style>
    <style:style style:name="P16" style:family="paragraph" style:parent-style-name="Standard">
      <style:text-properties officeooo:rsid="0031df26" officeooo:paragraph-rsid="0031df26"/>
    </style:style>
    <style:style style:name="P17" style:family="paragraph" style:parent-style-name="Standard">
      <style:text-properties officeooo:rsid="00326c24" officeooo:paragraph-rsid="00326c24"/>
    </style:style>
    <style:style style:name="P18" style:family="paragraph" style:parent-style-name="Standard">
      <style:text-properties officeooo:rsid="0032b50f" officeooo:paragraph-rsid="0032b50f"/>
    </style:style>
    <style:style style:name="P19" style:family="paragraph" style:parent-style-name="Standard">
      <style:text-properties officeooo:rsid="00355995" officeooo:paragraph-rsid="00355995"/>
    </style:style>
    <style:style style:name="T1" style:family="text">
      <style:text-properties officeooo:rsid="0019ff02"/>
    </style:style>
    <style:style style:name="T2" style:family="text">
      <style:text-properties officeooo:rsid="003033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at is AWS?</text:p>
      <text:p text:style-name="P4">What is IAM and its purpose?</text:p>
      <text:p text:style-name="P4">What are policies in IAM?</text:p>
      <text:p text:style-name="P4">How to setup MFA?</text:p>
      <text:p text:style-name="P4">Two types of access for IAM user?</text:p>
      <text:p text:style-name="P4">What is EC2 service used for?</text:p>
      <text:p text:style-name="P4">Name few types of EC2 instances?</text:p>
      <text:p text:style-name="P4">Diff between T2 series and C series on Ec2 instances?</text:p>
      <text:p text:style-name="P4">What are AMI’s?</text:p>
      <text:p text:style-name="P4">What is AWS marketplace, what are community AMI’s?</text:p>
      <text:p text:style-name="P4">How can you create your own AMI?</text:p>
      <text:p text:style-name="P4">Enable termination protection option is for what?</text:p>
      <text:p text:style-name="P4">What is EBS?</text:p>
      <text:p text:style-name="P4">What are diffrent types of Volumes?</text:p>
      <text:p text:style-name="P4">Can we create volume in one zone and attach it to a instance in the other zone?</text:p>
      <text:p text:style-name="P1">How to take backups of EBS volume?</text:p>
      <text:p text:style-name="P1">How to restore lost/corrupted volumes in from sna<text:span text:style-name="T1">p</text:span>shots?</text:p>
      <text:p text:style-name="P3">How to transfer volume from one zone to other zone?</text:p>
      <text:p text:style-name="P3">How to resize EBS volumes.</text:p>
      <text:p text:style-name="P5">Modify volume feature from AWS?</text:p>
      <text:p text:style-name="P2"><text:a xlink:type="simple" xlink:href="https://aws.amazon.com/blogs/aws/amazon-ebs-update-new-elastic-volumes-change-everything/" text:style-name="Internet_20_link" text:visited-style-name="Visited_20_Internet_20_Link">https://aws.amazon.com/blogs/aws/amazon-ebs-update-new-elastic-volumes-change-everything/</text:a></text:p>
      <text:p text:style-name="P6">What are security groups?</text:p>
      <text:p text:style-name="P6">Can we attach a Security group to multiple instances?</text:p>
      <text:p text:style-name="P7">What is diff between inbound and outbound rules in SG?</text:p>
      <text:p text:style-name="P8">What are Elastic IP’s and how is it diffrent from normal Public IP assigned to a EC2 instance?</text:p>
      <text:p text:style-name="P8">What are Key pairs?</text:p>
      <text:p text:style-name="P8">What is ELB?</text:p>
      <text:p text:style-name="P8">What are target groups?</text:p>
      <text:p text:style-name="P8">What are health check settings in target group?</text:p>
      <text:p text:style-name="P8">Describe advanced health check settings from Target groups?</text:p>
      <text:p text:style-name="P8">Diffrence between internet facing and internal ELB?</text:p>
      <text:p text:style-name="P9">What is VPC?</text:p>
      <text:p text:style-name="P9">What is default VPC?</text:p>
      <text:p text:style-name="P9">Can we create default VPC?</text:p>
      <text:p text:style-name="P9">What is DNS hostnames option used for in VPC?</text:p>
      <text:p text:style-name="P9">What are Subnets in VPC?</text:p>
      <text:p text:style-name="P9">What is diffrence between Private and Public subnet?</text:p>
      <text:p text:style-name="P9">How can you design a Highly available network in VPC?</text:p>
      <text:p text:style-name="P10">What are Internet Gateways?</text:p>
      <text:p text:style-name="P10">What are Nat gateways?</text:p>
      <text:p text:style-name="P11">What are Route tables?</text:p>
      <text:p text:style-name="P12">What are NACL?</text:p>
      <text:p text:style-name="P13">What is VPC Peering?</text:p>
      <text:p text:style-name="P14">What is RDS?</text:p>
      <text:p text:style-name="P15">What are diffrent DB softwares<text:span text:style-name="T2">(Engines)</text:span> supported by RDS?</text:p>
      <text:p text:style-name="P16">Diffrent DB instance types?</text:p>
      <text:p text:style-name="P17">What is MutiAZ RDS instances?</text:p>
      <text:p text:style-name="P18">Diffrent storage types in RDS?</text:p>
      <text:p text:style-name="P19">What is backup retention policy?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9:42:06.572864175</meta:creation-date>
    <dc:date>2017-03-12T20:50:53.384298369</dc:date>
    <meta:editing-duration>PT58M19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1" meta:paragraph-count="49" meta:word-count="302" meta:character-count="1749" meta:non-whitespace-character-count="1496"/>
  </office:meta>
</office:document-meta>
</file>